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875cm" svg:y="2.191cm">
          <draw:text-box>
            <text:p><text:span text:style-name="T1">w_h <text:s/>(NxK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275cm" svg:y="0.691cm">
          <text:p text:style-name="P2"><text:span text:style-name="T2">Vari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75cm" svg:y1="2.591cm" svg:x2="9.875cm" svg:y2="2.591cm">
          <text:p/>
        </draw:line>
        <draw:frame draw:style-name="gr1" draw:text-style-name="P1" draw:layer="layout" svg:width="6.6cm" svg:height="1.521cm" svg:x="9.85cm" svg:y="6.391cm">
          <draw:text-box>
            <text:p><text:span text:style-name="T1">b_h <text:s/>(1xK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25cm" svg:y="4.891cm">
          <text:p text:style-name="P2"><text:span text:style-name="T2">Vari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5cm" svg:y1="6.791cm" svg:x2="9.85cm" svg:y2="6.7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50:39.158251179</dc:date>
    <meta:editing-duration>PT33M25S</meta:editing-duration>
    <meta:editing-cycles>27</meta:editing-cycles>
    <meta:generator>LibreOffice/6.4.5.2$Linux_X86_64 LibreOffice_project/40$Build-2</meta:generator>
    <meta:document-statistic meta:object-count="6"/>
  </office:meta>
</office:document-meta>
</file>